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Numbering_20_123">
      <style:text-properties officeooo:paragraph-rsid="000a624f"/>
    </style:style>
    <style:style style:name="T1" style:family="text">
      <style:text-properties officeooo:rsid="000a6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23">
        <text:list-item text:start-value="1">
          <text:p text:style-name="P1"><text:span text:style-name="T1">Ч</text:span>то описывает и показывает Big O нотация как высчитывается , что фактически измеряется, привести примеры</text:p>
        </text:list-item>
        <text:list-item>
          <text:p text:style-name="P1">Основные алгоритмы сортировки знать/поимать принцип работы</text:p>
        </text:list-item>
        <text:list-item>
          <text:p text:style-name="P1">пузырьковая сортировка, сложность, что по памяти</text:p>
        </text:list-item>
        <text:list-item>
          <text:p text:style-name="P1">сортировка выбором, сложность, что по памяти</text:p>
        </text:list-item>
        <text:list-item>
          <text:p text:style-name="P1">сортировка вставкой, сложность, что по памяти</text:p>
        </text:list-item>
        <text:list-item>
          <text:p text:style-name="P1">быстрая сортировка, сложность, что по памяти</text:p>
        </text:list-item>
        <text:list-item>
          <text:p text:style-name="P1">сортировка слиянием, сложность, что по памяти</text:p>
        </text:list-item>
        <text:list-item>
          <text:p text:style-name="P1">жадный алгоритм</text:p>
        </text:list-item>
        <text:list-item>
          <text:p text:style-name="P1">бинарный поиск</text:p>
        </text:list-item>
        <text:list-item>
          <text:p text:style-name="P1">Алгоритмы поиска пути: обход в глубину, обход в ширину</text:p>
        </text:list-item>
        <text:list-item>
          <text:p text:style-name="P1">какие структуры данных в знаете</text:p>
        </text:list-item>
        <text:list-item>
          <text:p text:style-name="P1">массивы достоинства недостатки</text:p>
        </text:list-item>
        <text:list-item>
          <text:p text:style-name="P1">связанные списки, достоинства недостатки временная сложность добавления/поиск/удаления элемента</text:p>
        </text:list-item>
        <text:list-item>
          <text:p text:style-name="P1">стэк, достоинства недостатки временная сложность добавления/поиск/удаления элемента</text:p>
        </text:list-item>
        <text:list-item>
          <text:p text:style-name="P1">очередь, достоинства недостатки временная сложность добавления/поиск/удаления элемента</text:p>
        </text:list-item>
        <text:list-item>
          <text:p text:style-name="P1">деревья достоинства недостатки временная сложность добавления/поиск/удаления элемента</text:p>
        </text:list-item>
        <text:list-item>
          <text:p text:style-name="P1">На какие основные группы можно поделить типы данных?</text:p>
        </text:list-item>
        <text:list-item>
          <text:p text:style-name="P1">Какие примитивные типы вы знаете?</text:p>
        </text:list-item>
        <text:list-item>
          <text:p text:style-name="P1">Что вы знаете о преобразовании примитивных типов данных, есть ли потеря данных, можно ли преобразовать логический тип?</text:p>
        </text:list-item>
        <text:list-item>
          <text:p text:style-name="P1">Какими значениями инициализируются переменные по умолчанию?</text:p>
        </text:list-item>
        <text:list-item>
          <text:p text:style-name="P1">Как передается значение переменной (по ссылке/значению)?</text:p>
        </text:list-item>
        <text:list-item>
          <text:p text:style-name="P1">Что вы знаете про классы обертки</text:p>
        </text:list-item>
        <text:list-item>
          <text:p text:style-name="P1">Определение коллекции</text:p>
        </text:list-item>
        <text:list-item>
          <text:p text:style-name="P1">Преимущества использования коллекций</text:p>
        </text:list-item>
        <text:list-item>
          <text:p text:style-name="P1">Какие объекты можно хранить в коллекциях</text:p>
        </text:list-item>
        <text:list-item>
          <text:p text:style-name="P1">Иерархия коллекций</text:p>
        </text:list-item>
        <text:list-item>
          <text:p text:style-name="P1">Отличия вектора от ArrayList</text:p>
        </text:list-item>
        <text:list-item>
          <text:p text:style-name="P1">Что знаете об коллекциях типа List как доб. элемент\расширяется коллекция</text:p>
        </text:list-item>
        <text:list-item>
          <text:p text:style-name="P1">Что знаете об коллекциях типа Set</text:p>
        </text:list-item>
        <text:list-item>
          <text:p text:style-name="P1">Что знаете об коллекциях типа Queue</text:p>
        </text:list-item>
        <text:list-item>
          <text:p text:style-name="P1">Что знаете об коллекциях типа Map и их принципиальное отличие</text:p>
        </text:list-item>
        <text:list-item>
          <text:p text:style-name="P1">Назовите основные реализации List,Set,Map</text:p>
        </text:list-item>
        <text:list-item>
          <text:p text:style-name="P1">Что общего у ArrayList\LinkedList, когда какой лучше использовать</text:p>
        </text:list-item>
        <text:list-item>
          <text:p text:style-name="P1">Расскажите про HashSet</text:p>
        </text:list-item>
        <text:list-item>
          <text:p text:style-name="P1">Расскажите про TreeSet/ Как сортируются элементы</text:p>
        </text:list-item>
        <text:list-item>
          <text:p text:style-name="P1">Как задается порядок следования объектов в коллекции, как отсортировать коллекцию</text:p>
        </text:list-item>
        <text:list-item>
          <text:p text:style-name="P1">Iterator. Как его получить(). Его методы что зачем</text:p>
        </text:list-item>
        <text:list-item>
          <text:p text:style-name="P1">Iterable что за зверь. Что за контракт описывает</text:p>
        </text:list-item>
        <text:list-item>
          <text:p text:style-name="P1">Коллекция 10 элементов.Вызываю 9x Iterator.hasNext а затем Iterator.next.Что вернется</text:p>
        </text:list-item>
        <text:list-item>
          <text:p text:style-name="P1">Как перебрать все ключи значения Map (Можно ли через Iterable)</text:p>
        </text:list-item>
        <text:list-item>
          <text:p text:style-name="P1">Разница Iterator,Enumerator,ListIterator</text:p>
        </text:list-item>
        <text:list-item>
          <text:p text:style-name="P1">В каких случаях может быть выброшено ConcurrentModificationExcep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9:36:17.283000000</meta:creation-date>
    <dc:date>2025-02-05T19:38:14.419000000</dc:date>
    <meta:editing-duration>PT1M57S</meta:editing-duration>
    <meta:editing-cycles>1</meta:editing-cycles>
    <meta:document-statistic meta:table-count="0" meta:image-count="0" meta:object-count="0" meta:page-count="1" meta:paragraph-count="42" meta:word-count="315" meta:character-count="2303" meta:non-whitespace-character-count="2072"/>
    <meta:generator>LibreOffice/7.6.2.1$Windows_X86_64 LibreOffice_project/56f7684011345957bbf33a7ee678afaf4d2ba333</meta:generator>
  </office:meta>
</office:document-meta>
</file>